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42778" officeooo:paragraph-rsid="00042778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42778" officeooo:paragraph-rsid="00042778" style:font-size-asian="15pt" style:font-size-complex="15pt"/>
    </style:style>
    <style:style style:name="P3" style:family="paragraph" style:parent-style-name="Footer">
      <style:text-properties officeooo:rsid="00042778" officeooo:paragraph-rsid="00042778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793 30年後台灣母語攏總死了了</text:p>
        <text:p text:style-name="P1"/>
        <text:p text:style-name="P1"><text:s/>30 年後 臺灣 母語攏總死了了</text:p>
        <text:p text:style-name="P1"><text:s/>30 <text:s/>nî āu <text:s/>Tâi-uân <text:s/>bú-gí lóng-tsóng sí-liáu-liáu</text:p>
        <text:p text:style-name="P1"/>
        <text:p text:style-name="P1">是按怎欲揀這篇：</text:p>
        <text:p text:style-name="P1">Sī-án-tsuánn beh kíng tsit phinn: </text:p>
        <text:p text:style-name="P1"/>
        <text:p text:style-name="P1">有 臺灣 意識，無定著就有 臺灣 文化意識；</text:p>
        <text:p text:style-name="P1">ū <text:s/>Tâi-uân <text:s/>ì-sik, bô-tiānn-tio̍h tō ū <text:s/>Tâi-uân <text:s/>bûn-huà ì-sik; </text:p>
        <text:p text:style-name="P1"/>
        <text:p text:style-name="P1">有文化意識，無定著就有語言意識。</text:p>
        <text:p text:style-name="P1">ū bûn-huà ì-sik, bô-tiānn-tio̍h tō ū gí-giân ì-sik. </text:p>
        <text:p text:style-name="P1"/>
        <text:p text:style-name="P1">這篇文章作者的口氣有較重，</text:p>
        <text:p text:style-name="P1">Tsit phinn bûn-tsiong tsok-tsiá ê kháu-khì ū khah tāng, </text:p>
        <text:p text:style-name="P1"/>
        <text:p text:style-name="P1">毋過值得咱來思考，</text:p>
        <text:p text:style-name="P1">m̄-koh ta̍t-tit lán lâi su-khó, </text:p>
        <text:p text:style-name="P1"/>
        <text:p text:style-name="P1">語言是文化的載體，</text:p>
        <text:p text:style-name="P1">gí-giân sī bûn-huà ê tsài-thé, </text:p>
        <text:p text:style-name="P1"/>
        <text:p text:style-name="P1">若準語言無佇生活中實踐，</text:p>
        <text:p text:style-name="P1">nā-tsún gí-giân bô tī sing-ua̍h tiong si̍t-tsiān, </text:p>
        <text:p text:style-name="P1"/>
        <text:p text:style-name="P1"><text:s/>臺灣 文化成做獨特的存在，</text:p>
        <text:p text:style-name="P1"><text:s/>Tâi-uân <text:s/>bûn-huà tsiânn-tsò to̍k-ti̍k ê tsûn-tsāi, </text:p>
        <text:p text:style-name="P1"/>
        <text:p text:style-name="P1">欲按怎來呈現？</text:p>
        <text:p text:style-name="P1">beh án-tsuánn lâi thîng-hiān?</text:p>
        <text:p text:style-name="P1"/>
        <text:p text:style-name="P1">自 1956 年「 國民黨 政府」正式下令學校禁止講</text:p>
        <text:p text:style-name="P1">Tsū <text:s/>1956 <text:s/>nî “ Kok-bîn-tóng <text:s/>tsìng-hú” tsìng-sik hā-līng ha̍k-hāu kìm-tsí kóng </text:p>
        <text:p text:style-name="P1"/>
        <text:p text:style-name="P1">「方言」、校內設糾察隊互相監視（ 黃宣範 ， 1993 ）開始，</text:p>
        <text:p text:style-name="P1">“hong-giân”, hāu-lāi siat kiù-tshat-tuī hōo-siong kàm-sī ( N̂g Suan-pān , 1993 ) khai-sí, </text:p>
        <text:p text:style-name="P1"/>
        <text:p text:style-name="P1"><text:s/>臺灣 本土母語就一步一步踏入死亡的界線！</text:p>
        <text:p text:style-name="P1"><text:s/>Tâi-uân <text:s/>pún-thóo bú-gí tō tsi̍t pōo tsi̍t pōo ta̍h-ji̍p sí-bông ê kài-suànn!</text:p>
        <text:p text:style-name="P1"/>
        <text:p text:style-name="P1">到今，已經超過 60 年！</text:p>
        <text:p text:style-name="P1">Kàu-tann, í-king tshiau-kuè <text:s/>60 <text:s/>nî! </text:p>
        <text:p text:style-name="P1"/>
        <text:p text:style-name="P1"><text:s/>臺灣人 的母語大概會佇 30 年內攏總死了了。</text:p>
        <text:p text:style-name="P1"><text:s/>Tâi-uân-lâng <text:s/>ê bú-gí tāi-khài ē tī <text:s/>30 <text:s/>nî lāi lóng-tsóng sí-liáu-liáu.</text:p>
        <text:p text:style-name="P1"/>
        <text:p text:style-name="P1"/>
        <text:p text:style-name="P2">世界的語言當咧快速流失佮死亡，</text:p>
        <text:p text:style-name="P1">Sè-kài ê gí-giân tng-teh khuài-sok liû-sit kap sí-bông, </text:p>
        <text:p text:style-name="P1"/>
        <text:p text:style-name="P1">超過咱的理解！</text:p>
        <text:p text:style-name="P1">tshiau-kuè lán ê lí-kái! </text:p>
        <text:p text:style-name="P1"/>
        <text:p text:style-name="P1">語言學者捌講：</text:p>
        <text:p text:style-name="P1">Gí-giân ha̍k-tsiá bat kóng: </text:p>
        <text:p text:style-name="P1"/>
        <text:p text:style-name="P1">「現此時世界上欲倚 6000 種的語言，</text:p>
        <text:p text:style-name="P1">“Hiān-tshú-sî sè-kài-siōng beh uá <text:s/>6000 <text:s/>tsióng ê gí-giân, </text:p>
        <text:p text:style-name="P1"/>
        <text:p text:style-name="P1">到 21 世紀尾 90％ 攏會死亡、滅種」（ Krauss ， 1992 ）。</text:p>
        <text:p text:style-name="P1">kàu <text:s/>21 <text:s/>sè-kí bué <text:s/>90% <text:s/>lóng ē sí-bông, bia̍t-tsíng” ( Krauss , 1992 ). <text:s/></text:p>
        <text:p text:style-name="P1"/>
        <text:p text:style-name="P1"><text:s/>臺灣 母語的流失嘛仝款真正足嚴重。</text:p>
        <text:p text:style-name="P1"><text:s/>Tâi-uân <text:s/>bú-gí ê liû-sit mā kāng-khuán tsin-tsiànn tsiok giâm-tiōng. </text:p>
        <text:p text:style-name="P1"/>
        <text:p text:style-name="P1">本底咱有 20 外種無仝的語言，</text:p>
        <text:p text:style-name="P1">Pún-té lán ū <text:s/>20 <text:s/>guā tsióng bô-kāng ê gí-giân, </text:p>
        <text:p text:style-name="P1"/>
        <text:p text:style-name="P1">但是有一半已經死去矣（ 李壬癸 ， 1997 ）。</text:p>
        <text:p text:style-name="P1">tān-sī ū tsi̍t-puànn í-king sí--khì --ah ( Lí Jîm-kuí , 1997 ). </text:p>
        <text:p text:style-name="P1"/>
        <text:p text:style-name="P1"/>
        <text:p text:style-name="P1">根據 鄭良偉 教授的觀察，</text:p>
        <text:p text:style-name="P1">Kin-kì <text:s/>Tēnn Liông-uí <text:s/>kàu-siū ê kuan-tshat, </text:p>
        <text:p text:style-name="P1"/>
        <text:p text:style-name="P1"><text:s/>臺灣人 母語滅絕的症候有：</text:p>
        <text:p text:style-name="P1"><text:s/>Tâi-uân-lâng <text:s/>bú-gí bia̍t-tsua̍t ê tsìng-hāu ū: </text:p>
        <text:p text:style-name="P1"/>
        <text:p text:style-name="P1">1）母語使用的人口愈來愈少、</text:p>
        <text:p text:style-name="P1">1) bú-gí sú-iōng ê jîn-kháu jú lâi jú tsió, </text:p>
        <text:p text:style-name="P1"/>
        <text:p text:style-name="P1">2）母語使用的場面縮細減少、 </text:p>
        <text:p text:style-name="P1">2) bú-gí sú-iōng ê tiûnn-bīn sok-sè kiám-tsió, </text:p>
        <text:p text:style-name="P1"/>
        <text:p text:style-name="P1">3） 臺灣人 使用母語的能力一直咧衰退（ 鄭良偉 ， 1990 ）。</text:p>
        <text:p text:style-name="P1">3) <text:s/>Tâi-uân-lâng <text:s/>sú-iōng bú-gí ê lîng-li̍k it-ti̍t teh sue-thè ( Tēnn Liông-uí , <text:s/>1990 ).</text:p>
        <text:p text:style-name="P1"/>
        <text:p text:style-name="P1"><text:s/>聯合國 嘛已經認定 臺灣 本土母語「瀕臨絕種」！</text:p>
        <text:p text:style-name="P1"><text:s/>Liân-ha̍p-kok <text:s/>mā í-king jīn-tīng <text:s/>Tâi-uân <text:s/>pún-thóo bú-gí “pîn-lîm tse̍h-tsíng”! </text:p>
        <text:p text:style-name="P1"/>
        <text:p text:style-name="P1"/>
        <text:p text:style-name="P2">「瀕臨絕種語言」就是少年人已經無閣再學習、</text:p>
        <text:p text:style-name="P1">“Pîn-lîm tse̍h-tsíng gí-giân” tō sī siàu-liân-lâng í-king bô koh-tsài ha̍k-si̍p, </text:p>
        <text:p text:style-name="P1"/>
        <text:p text:style-name="P1">無閣再使用的語言，</text:p>
        <text:p text:style-name="P1">bô koh-tsài sú-iōng ê gí-giân, </text:p>
        <text:p text:style-name="P1"/>
        <text:p text:style-name="P1">這款語言 30～50 年內定著會斷種。</text:p>
        <text:p text:style-name="P1">tsit khuán gí-giân <text:s/>30~50 <text:s/>nî lāi tiānn-tio̍h ē tn̄g-tsíng. </text:p>
        <text:p text:style-name="P1"/>
        <text:p text:style-name="P1">「無閣使用」就是「無講」，</text:p>
        <text:p text:style-name="P1">“Bô koh sú-iōng” tō sī “bô kóng”, </text:p>
        <text:p text:style-name="P1"/>
        <text:p text:style-name="P1">「無講就無可能傳予後一代」。</text:p>
        <text:p text:style-name="P1">“Bô kóng tō bô khó-lîng thuân hōo āu tsi̍t tāi”. </text:p>
        <text:p text:style-name="P1"/>
        <text:p text:style-name="P1">按呢咱通知：</text:p>
        <text:p text:style-name="P1">Án-ne lán thang tsai: </text:p>
        <text:p text:style-name="P1"/>
        <text:p text:style-name="P1">「瀕臨絕種語言」佮目前語言使用人口數濟少無關係。</text:p>
        <text:p text:style-name="P1">“Pîn-lîm tse̍h-tsíng gí-giân” kap bo̍k-tsiân gí-giân sú-iōng jîn-kháu-sòo tsē-tsió bô kuan-hē.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根據社會語言學研究，</text:p>
        <text:p text:style-name="P1">Kin-kì siā-huē gí-giân-ha̍k gián-kiù, </text:p>
        <text:p text:style-name="P1"/>
        <text:p text:style-name="P1">上少愛有 75％ 人口「積極」使用，</text:p>
        <text:p text:style-name="P1">siōng tsió ài ū <text:s/>75% <text:s/>jîn-kháu “tsik-ki̍k” sú-iōng, </text:p>
        <text:p text:style-name="P1"/>
        <text:p text:style-name="P1">語言才會得通繼續生存佮發展。</text:p>
        <text:p text:style-name="P1">gí-giân tsiah ē tit thang kè-sio̍k sing-tsûn kap huat-tián. </text:p>
        <text:p text:style-name="P1"/>
        <text:p text:style-name="P1">這馬 臺灣 閣有偌濟人「積極」咧使用 臺灣 本土母語呢？</text:p>
        <text:p text:style-name="P1">Tsit-má <text:s/>Tâi-uân <text:s/>koh ū guā-tsē lâng “tsik-ki̍k” teh sú-iōng <text:s/>Tâi-uân <text:s/>pún-thóo bú-gí --neh? </text:p>
        <text:p text:style-name="P1"/>
        <text:p text:style-name="P1">政府保護 臺灣 文化一直真認真，</text:p>
        <text:p text:style-name="P1">Tsìng-hú pó-hōo <text:s/>Tâi-uân <text:s/>bûn-huà it-ti̍t tsin jīn-tsin, </text:p>
        <text:p text:style-name="P1"/>
        <text:p text:style-name="P1">有設 文化部 專職單位；</text:p>
        <text:p text:style-name="P1">ū siat <text:s/>Bûn-huà-pōo <text:s/>tsuan-tsit tan-uī; </text:p>
        <text:p text:style-name="P1"/>
        <text:p text:style-name="P1">毋過獨獨對「文化的載體」──活人的語言，</text:p>
        <text:p text:style-name="P1">m̄-kú to̍k-to̍k tuì “bûn-huà ê tsài-thé”── ua̍h-lâng ê gí-giân, </text:p>
        <text:p text:style-name="P1"/>
        <text:p text:style-name="P1">有看無見，</text:p>
        <text:p text:style-name="P1">ū khuànn bô kìnn, </text:p>
        <text:p text:style-name="P1"/>
        <text:p text:style-name="P1">有講無做。</text:p>
        <text:p text:style-name="P1">ū kóng bô tsò. </text:p>
        <text:p text:style-name="P1"><text:soft-page-break/></text:p>
        <text:p text:style-name="P1">實在予人足遺憾、足失望！</text:p>
        <text:p text:style-name="P1">Si̍t-tsāi hōo lâng tsiok uî-hām, tsiok sit-bōng! </text:p>
        <text:p text:style-name="P1"/>
        <text:p text:style-name="P1"><text:s/>臺灣人 已經普遍攏學會曉保護環境、</text:p>
        <text:p text:style-name="P1"><text:s/>Tâi-uân-lâng <text:s/>í-king phóo-phiàn lóng o̍h ē-hiáu pó-hōo khuân-kíng, </text:p>
        <text:p text:style-name="P1"/>
        <text:p text:style-name="P1">尊重草木禽獸生存權，</text:p>
        <text:p text:style-name="P1">tsun-tiōng tsháu-bo̍k khîm-siù sing-tsûn-khuân, </text:p>
        <text:p text:style-name="P1"/>
        <text:p text:style-name="P1">是啥代猶袂曉欲保護家己的語言？</text:p>
        <text:p text:style-name="P1">sī siánn tāi iáu bē-hiáu beh pó-hōo ka-kī ê gí-giân?</text:p>
        <text:p text:style-name="P1"/>
        <text:p text:style-name="P1">逐家攏認定 臺語 猶閣有「足濟人」繼續咧使用，</text:p>
        <text:p text:style-name="P1">Ta̍k-ke lóng jīn-tīng <text:s/>Tâi-gí <text:s/>iáu-koh ū “tsiok tsē lâng” kè-sio̍k teh sú-iōng, </text:p>
        <text:p text:style-name="P1"/>
        <text:p text:style-name="P1">無斷種的危機。</text:p>
        <text:p text:style-name="P1">bô tn̄g-tsíng ê guî-ki. </text:p>
        <text:p text:style-name="P1"/>
        <text:p text:style-name="P1">這是上恐怖、上予人煩惱的問題：</text:p>
        <text:p text:style-name="P1">Tse sī siōng khióng-pòo, siōng hōo lâng huân-ló ê būn-tê: </text:p>
        <text:p text:style-name="P1"/>
        <text:p text:style-name="P1">無危機意識才是 臺灣 本土母語的「真正危機」！</text:p>
        <text:p text:style-name="P1">bô guî-ki ì-sik tsiah sī <text:s/>Tâi-uân <text:s/>pún-thóo bú-gí ê “tsin-tsiànn guî-ki”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2778" officeooo:paragraph-rsid="000427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93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32:37.860383289</dc:date>
    <meta:editing-duration>PT2M12S</meta:editing-duration>
    <meta:editing-cycles>1</meta:editing-cycles>
    <meta:document-statistic meta:table-count="0" meta:image-count="0" meta:object-count="0" meta:page-count="4" meta:paragraph-count="108" meta:word-count="1191" meta:character-count="3689" meta:non-whitespace-character-count="3135"/>
    <meta:generator>LibreOffice/5.1.6.2$Linux_X86_64 LibreOffice_project/10m0$Build-2</meta:generator>
  </office:meta>
</office:document-meta>
</file>